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4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5cm" svg:x="8cm" svg:y="12.5cm">
          <text:p text:style-name="P1"><text:span text:style-name="T1">Víde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0.5cm" svg:x="8cm" svg:y="14cm">
          <text:p text:style-name="P1"><text:span text:style-name="T1">So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cm" svg:x="8cm" svg:y="14.5cm">
          <text:p text:style-name="P1"><text:span text:style-name="T1">Re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3cm" svg:x="8cm" svg:y="15.5cm">
          <text:p text:style-name="P1"><text:span text:style-name="T1">Memória RAM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336cm" svg:height="0.78cm" svg:x="11.651cm" svg:y="12.12cm">
          <draw:text-box>
            <text:p text:style-name="P4"><text:span text:style-name="T2">0x0</text:span></text:p>
          </draw:text-box>
        </draw:frame>
        <draw:frame draw:style-name="gr3" draw:text-style-name="P5" draw:layer="layout" svg:width="2.349cm" svg:height="0.78cm" svg:x="11.65cm" svg:y="13.6cm">
          <draw:text-box>
            <text:p text:style-name="P4"><text:span text:style-name="T2">0x200</text:span></text:p>
          </draw:text-box>
        </draw:frame>
        <draw:frame draw:style-name="gr3" draw:text-style-name="P5" draw:layer="layout" svg:width="2.349cm" svg:height="0.78cm" svg:x="11.65cm" svg:y="14.1cm">
          <draw:text-box>
            <text:p text:style-name="P4"><text:span text:style-name="T2">0x300</text:span></text:p>
          </draw:text-box>
        </draw:frame>
        <draw:frame draw:style-name="gr3" draw:text-style-name="P5" draw:layer="layout" svg:width="2.349cm" svg:height="0.78cm" svg:x="11.651cm" svg:y="15.1cm">
          <draw:text-box>
            <text:p text:style-name="P4"><text:span text:style-name="T2">0x500</text:span></text:p>
          </draw:text-box>
        </draw:frame>
        <draw:frame draw:style-name="gr4" draw:text-style-name="P5" draw:layer="layout" svg:width="2.348cm" svg:height="0.78cm" svg:x="11.652cm" svg:y="18.1cm">
          <draw:text-box>
            <text:p text:style-name="P4"><text:span text:style-name="T2">0xF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10-28T13:32:02</meta:creation-date>
    <dc:creator>andre</dc:creator>
    <dc:date>2006-11-12T10:27:33</dc:date>
    <dc:language>pt-BR</dc:language>
    <meta:editing-cycles>3</meta:editing-cycles>
    <meta:editing-duration>PT4M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